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me Controls</text:p>
      <text:p text:style-name="P4"/>
      <text:p text:style-name="P3">Stage 1</text:p>
      <text:p text:style-name="P1">WASD: Move forward/left/back/right</text:p>
      <text:p text:style-name="P1">Arrow Keys: Same as WASD</text:p>
      <text:p text:style-name="P1">Mouse: Look around</text:p>
      <text:p text:style-name="P6">Stage 2</text:p>
      <text:p text:style-name="P1">WASD: Move forward/left/back/right</text:p>
      <text:p text:style-name="P1">Arrow Keys: Same as WASD</text:p>
      <text:p text:style-name="P1">Left Mouse Button: Place object</text:p>
      <text:p text:style-name="P1">Mouse Wheel: Move object forwards/backwards</text:p>
      <text:p text:style-name="P1">Mouse: Look around/move object</text:p>
      <text:p text:style-name="P1"/>
      <text:p text:style-name="P1">After placing object: Backspace to undo placement, 1-7 for confidence</text:p>
      <text:p text:style-name="P1"/>
      <text:p text:style-name="P1">Tutorial:</text:p>
      <text:list xml:id="list4455402168484426237" text:style-name="L2">
        <text:list-item>
          <text:p text:style-name="P2">Enter the proctors name and gender that the user identifies as</text:p>
        </text:list-item>
        <text:list-item>
          <text:p text:style-name="P2">Upon entering the game, let the user look around and examine the scene</text:p>
        </text:list-item>
        <text:list-item>
          <text:p text:style-name="P2">After two minutes have passed, the user can walk up to the door located in the corner of the room and they will progress to a black screen. Note that they can examine the scene as long as they want up to a minimum of two minutes.</text:p>
        </text:list-item>
        <text:list-item>
          <text:p text:style-name="P2">After two minutes at the black screen, they will return to the original scene with the ability to place objects.</text:p>
        </text:list-item>
        <text:list-item>
          <text:p text:style-name="P2">Upon placing all objects, the game will automatically close and data will be recorded. To test more users, reopen the game and repeat from step 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48S</meta:editing-duration>
    <meta:editing-cycles>3</meta:editing-cycles>
    <meta:generator>OpenOffice/4.1.0$Win32 OpenOffice.org_project/410m18$Build-9764</meta:generator>
    <dc:date>2014-11-13T15:13:27.81</dc:date>
    <meta:document-statistic meta:table-count="0" meta:image-count="0" meta:object-count="0" meta:page-count="1" meta:paragraph-count="18" meta:word-count="172" meta:character-count="972"/>
    <dc:creator>Jacob Kennedy</dc:creator>
    <meta:user-defined meta:name="Info 1"/>
    <meta:user-defined meta:name="Info 2"/>
    <meta:user-defined meta:name="Info 3"/>
    <meta:user-defined meta:name="Info 4"/>
  </office:meta>
</office:document-meta>
</file>